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RATS Architecture Design Team</text:p>
          </draw:text-box>
        </draw:frame>
        <draw:frame presentation:style-name="pr2" draw:layer="layout" svg:width="12.297cm" svg:height="12.179cm" svg:x="1.4cm" svg:y="4.914cm" presentation:class="outline">
          <draw:text-box>
            <text:p>WHO: </text:p>
            <text:p>Dave Thaler</text:p>
            <text:p>Ling (Frank) Xia</text:p>
            <text:p>Wei (William) Pan</text:p>
            <text:p>Henk Birkholder</text:p>
            <text:p>Thomas Fossati</text:p>
            <text:p>Monty Wiseman</text:p>
            <text:p>Ned Smith</text:p>
            <text:p>Eric Voigt</text:p>
            <text:p>Paul Rowe</text:p>
            <text:p/>
          </draw:text-box>
        </draw:frame>
        <draw:frame presentation:style-name="pr2" draw:layer="layout" svg:width="12.297cm" svg:height="12.179cm" svg:x="14.313cm" svg:y="4.914cm" presentation:class="outline">
          <draw:text-box>
            <text:p>WHEN: Tuesday 10am EST. </text:p>
            <text:p>11 meetings since IETF106</text:p>
            <text:p>ISSUES: 10 open, 11 closed</text:p>
            <text:p>Pull requests: 2 open, 25 closed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aft-02 plan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ff: <text:a xlink:href="https://tools.ietf.org/rfcdiff?url1=https://tools.ietf.org/id/draft-ietf-rats-architecture.txt&amp;url2=https://ietf-rats-wg.github.io/architecture/draft-ietf-rats-architecture.txt" xlink:type="simple">https://tinyurl.com/vd57dvq</text:a></text:p>
              </text:list-item>
              <text:list-item>
                <text:p>Included 6 use cases, some more to come</text:p>
              </text:list-item>
              <text:list-item>
                <text:p>Reworked Composite Attester-&gt;Composite Device</text:p>
              </text:list-item>
              <text:list-item>
                <text:p>Many other small wording nit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ill to d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troduction!</text:p>
              </text:list-item>
              <text:list-item>
                <text:p>Terminology discussion mostly done</text:p>
              </text:list-item>
              <text:list-item>
                <text:p>Need to get consensus on Layered approach pull request</text:p>
              </text:list-item>
              <text:list-item>
                <text:p>please review now, still on goal to publish -02 this week: WGLC could start after IETF107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Richardson</meta:initial-creator>
    <meta:creation-date>2020-02-04T17:40:14.149709256</meta:creation-date>
    <dc:date>2020-03-02T14:00:09.415486860</dc:date>
    <dc:creator>Michael Richardson</dc:creator>
    <meta:editing-duration>PT10M31S</meta:editing-duration>
    <meta:editing-cycles>3</meta:editing-cycles>
    <meta:generator>LibreOffice/6.0.7.3$Linux_X86_64 LibreOffice_project/00m0$Build-3</meta:generator>
    <meta:document-statistic meta:object-count="34"/>
  </office:meta>
</office:document-meta>
</file>